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ato Light" officeooo:rsid="000f342b" officeooo:paragraph-rsid="000f342b"/>
    </style:style>
    <style:style style:name="P2" style:family="paragraph" style:parent-style-name="Standard">
      <style:text-properties style:font-name="Lato Light" officeooo:rsid="00104d63" officeooo:paragraph-rsid="00104d63"/>
    </style:style>
    <style:style style:name="P3" style:family="paragraph" style:parent-style-name="Text_20_body">
      <style:text-properties officeooo:rsid="000f342b" officeooo:paragraph-rsid="00100e4d"/>
    </style:style>
    <style:style style:name="P4" style:family="paragraph" style:parent-style-name="Text_20_body">
      <style:text-properties style:font-name="Lato Light"/>
    </style:style>
    <style:style style:name="P5" style:family="paragraph" style:parent-style-name="Preformatted_20_Text">
      <style:text-properties officeooo:rsid="000f342b" officeooo:paragraph-rsid="000f342b"/>
    </style:style>
    <style:style style:name="P6" style:family="paragraph" style:parent-style-name="Preformatted_20_Text">
      <style:text-properties officeooo:rsid="000f342b" officeooo:paragraph-rsid="00100e4d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Preformatted_20_Text">
      <style:text-properties officeooo:rsid="000f342b" officeooo:paragraph-rsid="000f342b"/>
    </style:style>
    <style:style style:name="P11" style:family="paragraph" style:parent-style-name="Preformatted_20_Text">
      <style:text-properties officeooo:rsid="000f342b" officeooo:paragraph-rsid="0012d9ac"/>
    </style:style>
    <style:style style:name="P12" style:family="paragraph" style:parent-style-name="Preformatted_20_Text">
      <style:text-properties officeooo:paragraph-rsid="0012d9ac"/>
    </style:style>
    <style:style style:name="P13" style:family="paragraph" style:parent-style-name="Heading_20_1">
      <style:text-properties style:font-name="Lato Light"/>
    </style:style>
    <style:style style:name="T1" style:family="text">
      <style:text-properties style:font-name="Lato Light"/>
    </style:style>
    <style:style style:name="T2" style:family="text">
      <style:text-properties style:font-name="Lato Light" officeooo:rsid="00100e4d"/>
    </style:style>
    <style:style style:name="T3" style:family="text">
      <style:text-properties style:font-name="Lato Light" officeooo:rsid="00112b2b"/>
    </style:style>
    <style:style style:name="T4" style:family="text">
      <style:text-properties style:font-name="Lato Light" officeooo:rsid="0012d9a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Install MariaDB server</text:h>
      <text:p text:style-name="P1"/>
      <text:p text:style-name="P5"><text:span text:style-name="Source_20_Text"><text:span text:style-name="T1">sudo apt update</text:span></text:span></text:p>
      <text:p text:style-name="P5"><text:span text:style-name="Source_20_Text"><text:span text:style-name="T1">sudo apt install mariadb-server</text:span></text:span></text:p>
      <text:p text:style-name="P5"><text:span text:style-name="Source_20_Text"><text:span text:style-name="T1"/></text:span></text:p>
      <text:p text:style-name="P6"><text:span text:style-name="Source_20_Text"><text:span text:style-name="T2">Access to the database without having to log in as super user:</text:span></text:span></text:p>
      <text:p text:style-name="P6"><text:span text:style-name="Source_20_Text"><text:span text:style-name="T1"/></text:span></text:p>
      <text:p text:style-name="P11"><text:span text:style-name="Source_20_Text"><text:span text:style-name="T1">mysql&gt; CREATE USER '</text:span></text:span><text:span text:style-name="Source_20_Text"><text:span text:style-name="T4">QucsRFdesigner</text:span></text:span><text:span text:style-name="Source_20_Text"><text:span text:style-name="T1">'@'localhost' IDENTIFIED BY '';</text:span></text:span></text:p>
      <text:p text:style-name="P12"><text:span text:style-name="Source_20_Text"><text:span text:style-name="T1">mysql&gt; GRANT ALL PRIVILEGES ON *.* TO '</text:span></text:span><text:span text:style-name="Source_20_Text"><text:span text:style-name="T4">QucsRFdesigner</text:span></text:span><text:span text:style-name="Source_20_Text"><text:span text:style-name="T1">'@'localhost';</text:span></text:span></text:p>
      <text:p text:style-name="Preformatted_20_Text"><text:span text:style-name="Source_20_Text"><text:span text:style-name="T1">mysql&gt; FLUSH PRIVILEGES;</text:span></text:span></text:p>
      <text:p text:style-name="P7"><text:span text:style-name="Source_20_Text"><text:span text:style-name="T1">mysql&gt; exit;</text:span></text:span></text:p>
      <text:h text:style-name="Heading_20_1" text:outline-level="1"><text:span text:style-name="Source_20_Text"><text:span text:style-name="T3">I</text:span></text:span><text:span text:style-name="Source_20_Text"><text:span text:style-name="T2">mport the database from the sql file</text:span></text:span></text:h>
      <text:p text:style-name="P6"><text:span text:style-name="Source_20_Text"><text:span text:style-name="T1"/></text:span></text:p>
      <text:p text:style-name="P3"><text:span text:style-name="Source_20_Text"><text:span text:style-name="T1">First, log in to the database as </text:span></text:span><text:span text:style-name="Source_20_Text"><text:span text:style-name="Strong_20_Emphasis"><text:span text:style-name="T1">root</text:span></text:span></text:span><text:span text:style-name="Source_20_Text"><text:span text:style-name="T1"> or another user with sufficient privileges to create new databases:</text:span></text:span></text:p>
      <text:p text:style-name="P7"><text:span text:style-name="Source_20_Text"><text:span text:style-name="T1">mysql -u root -p</text:span></text:span></text:p>
      <text:p text:style-name="Text_20_body"><text:span text:style-name="T1">This will bring you into the MySQL shell prompt. Next, create a new database with the following command. In this example, the new database is called </text:span><text:span text:style-name="Source_20_Text"><text:span text:style-name="T1">new_database</text:span></text:span><text:span text:style-name="T1">:</text:span></text:p>
      <text:p text:style-name="P7"><text:span text:style-name="Source_20_Text"><text:span text:style-name="T1">CREATE DATABASE new_database;</text:span></text:span></text:p>
      <text:p text:style-name="P4">You'll see this output confirming that it was created.</text:p>
      <text:p text:style-name="Preformatted_20_Text"><text:span text:style-name="Source_20_Text"><text:span text:style-name="T1">Output</text:span></text:span></text:p>
      <text:p text:style-name="P7"><text:span text:style-name="Source_20_Text"><text:span text:style-name="T1">Query OK, 1 row affected (0.00 sec)</text:span></text:span></text:p>
      <text:p text:style-name="Text_20_body"><text:span text:style-name="T1">Then exit the MySQL shell by pressing </text:span><text:span text:style-name="Source_20_Text"><text:span text:style-name="T1">CTRL+D</text:span></text:span><text:span text:style-name="T1">. From the normal command line, you can import the dump file with the following command:</text:span></text:p>
      <text:p text:style-name="P7"><text:span text:style-name="Source_20_Text"><text:span text:style-name="T1">mysql -u username -p new_database &lt; data-dump.sql</text:span></text:span></text:p>
      <text:list xml:id="list986318654" text:style-name="L1">
        <text:list-item>
          <text:p text:style-name="P9"><text:span text:style-name="Source_20_Text"><text:span text:style-name="T1">username</text:span></text:span><text:span text:style-name="T1"> is the username you can log in to the database with </text:span></text:p>
        </text:list-item>
        <text:list-item>
          <text:p text:style-name="P9"><text:span text:style-name="Source_20_Text"><text:span text:style-name="T1">newdatabase</text:span></text:span><text:span text:style-name="T1"> is the name of the freshly created database </text:span></text:p>
        </text:list-item>
        <text:list-item>
          <text:p text:style-name="P8"><text:span text:style-name="Source_20_Text"><text:span text:style-name="T1">data-dump.sql</text:span></text:span><text:span text:style-name="T1"> is the data dump file to be imported, located in the current directory </text:span></text:p>
        </text:list-item>
      </text:list>
      <text:p text:style-name="P6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Install dbeaver from https://dbeaver.io/download/</text:span></text:span></text:p>
      <text:p text:style-name="P1"/>
      <text:p text:style-name="P2">Set up the new connection. that’s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6:46:04.760936448</meta:creation-date>
    <dc:date>2018-12-29T21:58:06.349095913</dc:date>
    <meta:editing-duration>PT4H32M18S</meta:editing-duration>
    <meta:editing-cycles>3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23" meta:word-count="197" meta:character-count="1213" meta:non-whitespace-character-count="1039"/>
  </office:meta>
</office:document-meta>
</file>